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fc80" officeooo:paragraph-rsid="0004fc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ay’s morning agenda</text:p>
      <text:p text:style-name="P1"/>
      <text:p text:style-name="P1"/>
      <text:p text:style-name="P1">GIT commands using GIT BASH:</text:p>
      <text:p text:style-name="P1"/>
      <text:p text:style-name="P1">it is similar to linux commands (like$$$)</text:p>
      <text:p text:style-name="P1"/>
      <text:p text:style-name="P1"/>
      <text:p text:style-name="P1"/>
      <text:p text:style-name="P1">1.push</text:p>
      <text:p text:style-name="P1">2.pull</text:p>
      <text:p text:style-name="P1">3.clon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06T12:44:54.074000000</dc:date>
    <meta:editing-duration>PT2M16S</meta:editing-duration>
    <meta:editing-cycles>3</meta:editing-cycles>
    <meta:document-statistic meta:table-count="0" meta:image-count="0" meta:object-count="0" meta:page-count="1" meta:paragraph-count="6" meta:word-count="18" meta:character-count="110" meta:non-whitespace-character-count="98"/>
  </office:meta>
</office:document-meta>
</file>